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Текст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Содержание_3a_Заголовок">
      <style:paragraph-properties fo:break-before="page"/>
    </style:style>
    <style:style style:name="P3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Основной" style:list-style-name="Список_20_ролей"/>
    <style:style style:name="P6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7" style:family="paragraph" style:parent-style-name="Заголовок1">
      <style:paragraph-properties fo:break-before="page"/>
    </style:style>
    <style:style style:name="P8" style:family="paragraph" style:parent-style-name="Список" style:list-style-name="Список_20_с_20_точками"/>
    <style:style style:name="P9" style:family="paragraph" style:parent-style-name="Список" style:list-style-name="Список_20_ссылок"/>
    <style:style style:name="P10" style:family="paragraph" style:parent-style-name="Титульник_3a_Шапка" style:master-page-name="Титульник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</text:user-field-decls>
      <text:p text:style-name="P10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">Содержание</text:p>
          </text:index-title>
          <text:p text:style-name="P3"><text:a xlink:type="simple" xlink:href="#1.Введение|outline" text:style-name="Internet_20_link" text:visited-style-name="Internet_20_link">1. Введение</text:a><text:tab/>3</text:p>
          <text:p text:style-name="P4"><text:a xlink:type="simple" xlink:href="#1.1.Цель|outline" text:style-name="Internet_20_link" text:visited-style-name="Internet_20_link">1.1. Цель</text:a><text:tab/>3</text:p>
          <text:p text:style-name="P4"><text:a xlink:type="simple" xlink:href="#1.2.Область действия|outline" text:style-name="Internet_20_link" text:visited-style-name="Internet_20_link">1.2. Область действия</text:a><text:tab/>3</text:p>
          <text:p text:style-name="P4"><text:a xlink:type="simple" xlink:href="#1.3.Ссылки|outline" text:style-name="Internet_20_link" text:visited-style-name="Internet_20_link">1.3. Ссылки</text:a><text:tab/>3</text:p>
          <text:p text:style-name="P4"><text:a xlink:type="simple" xlink:href="#1.4.Краткое описание|outline" text:style-name="Internet_20_link" text:visited-style-name="Internet_20_link">1.4. Краткое описание</text:a><text:tab/>3</text:p>
          <text:p text:style-name="P3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4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4"><text:a xlink:type="simple" xlink:href="#2.2.Предполагаемое решение|outline" text:style-name="Internet_20_link" text:visited-style-name="Internet_20_link">2.2. Предполагаемое решение</text:a><text:tab/>4</text:p>
          <text:p text:style-name="P3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4</text:p>
          <text:p text:style-name="P4"><text:a xlink:type="simple" xlink:href="#3.1.Роли|outline" text:style-name="Internet_20_link" text:visited-style-name="Internet_20_link">3.1. Роли</text:a><text:tab/>4</text:p>
          <text:p text:style-name="P4"><text:a xlink:type="simple" xlink:href="#3.2.Функциональные требования для роли Роль|outline" text:style-name="Internet_20_link" text:visited-style-name="Internet_20_link">3.2. Функциональные требования для роли Роль</text:a><text:tab/>4</text:p>
          <text:p text:style-name="P4"><text:a xlink:type="simple" xlink:href="#3.3.Функциональные требования для роли Роль|outline" text:style-name="Internet_20_link" text:visited-style-name="Internet_20_link">3.3. Функциональные требования для роли Роль</text:a><text:tab/>4</text:p>
          <text:p text:style-name="P4"><text:a xlink:type="simple" xlink:href="#3.4.Нефункциональные требования|outline" text:style-name="Internet_20_link" text:visited-style-name="Internet_20_link">3.4. Нефункциональные требования</text:a><text:tab/>4</text:p>
          <text:p text:style-name="P3"><text:a xlink:type="simple" xlink:href="#4.Обзор архитектуры|outline" text:style-name="Internet_20_link" text:visited-style-name="Internet_20_link">4. Обзор архитектуры</text:a><text:tab/>4</text:p>
          <text:p text:style-name="P4"><text:a xlink:type="simple" xlink:href="#4.1.Компонентная модель системы|outline" text:style-name="Internet_20_link" text:visited-style-name="Internet_20_link">4.1. Компонентная модель системы</text:a><text:tab/>4</text:p>
          <text:p text:style-name="P4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4</text:p>
          <text:p text:style-name="P4"><text:a xlink:type="simple" xlink:href="#4.3.Схема развертывания приложения|outline" text:style-name="Internet_20_link" text:visited-style-name="Internet_20_link">4.3. Схема развертывания приложения</text:a><text:tab/>4</text:p>
          <text:p text:style-name="P3"><text:a xlink:type="simple" xlink:href="#5.Допущения и ограничения|outline" text:style-name="Internet_20_link" text:visited-style-name="Internet_20_link">5. Допущения и ограничения</text:a><text:tab/>4</text:p>
          <text:p text:style-name="P3"><text:a xlink:type="simple" xlink:href="#6.Известные проблемы|outline" text:style-name="Internet_20_link" text:visited-style-name="Internet_20_link">6. Известные проблемы</text:a><text:tab/>4</text:p>
          <text:p text:style-name="P4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4</text:p>
        </text:index-body>
      </text:table-of-content>
      <text:h text:style-name="P6" text:outline-level="1"/>
      <text:h text:style-name="P7" text:outline-level="1">Введение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Заголовок2" text:outline-level="2">Ссылки</text:h>
      <text:p text:style-name="Текст">В тексте содержатся ссылки на следующие документы:</text:p>
      <text:list xml:id="list89169929" text:style-name="Список_20_ссылок">
        <text:list-item>
          <text:p text:style-name="P9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Содержание данного документа построено таким образом, чтобы дать ответ на следующие вопросы:</text:p>
      <text:list xml:id="list1842145268" text:style-name="Список_20_с_20_точками">
        <text:list-item>
          <text:p text:style-name="P8">Какие проблемы предметной области должен решать будущий программный продукт</text:p>
        </text:list-item>
        <text:list-item>
          <text:p text:style-name="P8">Посредством какой функциональности системы будут достигнуто решение проблем предметной области</text:p>
        </text:list-item>
        <text:list-item>
          <text:p text:style-name="P8"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<text:soft-page-break/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</text:p>
      <text:h text:style-name="Заголовок2" text:outline-level="2">Существующие проблемы</text:h>
      <text:p text:style-name="P1">В 90-х не было инета, люди гамали в сингл плеер.. Следовательно им было грустно, прямо как пандам без тростника :(</text:p>
      <text:h text:style-name="Заголовок2" text:outline-level="2">Предполагаемое решение</text:h>
      <text:p text:style-name="Текст">Перед проектом <text:variable-set text:name="НазваниеПроекта" office:value-type="string">WeboBots</text:variable-set> ставится цель дальнейшего развития идеи битв роботов с использованием современных интернет-технологий для удобства взаимодействия игрок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Роли</text:h>
      <text:p text:style-name="Текст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p>
      <text:list xml:id="list579268173" text:style-name="Список_20_ролей">
        <text:list-item>
          <text:p text:style-name="P5">Администратор — <text:s/>обеспечивает порядок и регулирует игровой процесс</text:p>
        </text:list-item>
        <text:list-item>
          <text:p text:style-name="P5">Игрок — создает контент и взаимодействует с другими игроками, согласно <text:soft-page-break/>игровому процессу</text:p>
        </text:list-item>
      </text:list>
      <text:h text:style-name="Заголовок2" text:outline-level="2">Функциональные требования для роли Роль</text:h>
      <text:h text:style-name="Заголовок2" text:outline-level="2">Функциональные требования для роли Роль</text:h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3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199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Список" style:family="paragraph" style:parent-style-name="Основной" style:default-outline-level="">
      <style:paragraph-properties fo:margin-left="1.499cm" fo:margin-right="0cm" fo:text-indent="0cm" style:auto-text-indent="false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2-27T11:57:43">27.02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5</text:page-number> / <text:page-count>5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2-27T11:57:43</dc:date>
    <meta:editing-duration>PT09H04M12S</meta:editing-duration>
    <meta:editing-cycles>38</meta:editing-cycles>
    <meta:generator>OpenOffice.org/3.1$Linux OpenOffice.org_project/310m19$Build-9420</meta:generator>
    <dc:creator>Vladimir Parfinenko</dc:creator>
    <meta:document-statistic meta:table-count="1" meta:image-count="0" meta:object-count="0" meta:page-count="5" meta:paragraph-count="70" meta:word-count="534" meta:character-count="3973"/>
  </office:meta>
</office:document-meta>
</file>